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1da43d6" officeooo:paragraph-rsid="01da43d6" style:font-name-complex="Georgia"/>
    </style:style>
    <style:style style:name="P5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55" style:family="paragraph" style:parent-style-name="Standard">
      <style:paragraph-properties fo:margin-top="0in" fo:margin-bottom="0in" style:contextual-spacing="false" fo:text-align="justify" style:justify-single-word="false"/>
      <style:text-properties style:font-name="Georgia" officeooo:rsid="01da43d6" officeooo:paragraph-rsid="01da43d6" style:font-name-complex="Georgia"/>
    </style:style>
    <style:style style:name="P56" style:family="paragraph" style:parent-style-name="Standard">
      <style:paragraph-properties fo:margin-top="0in" fo:margin-bottom="0in" style:contextual-spacing="false" fo:text-align="justify" style:justify-single-word="false"/>
      <style:text-properties style:font-name="Georgia" officeooo:rsid="01e75b18" officeooo:paragraph-rsid="01e75b18" style:font-name-complex="Georgia"/>
    </style:style>
    <style:style style:name="P57" style:family="paragraph" style:parent-style-name="Standard">
      <style:paragraph-properties fo:margin-top="0in" fo:margin-bottom="0in" style:contextual-spacing="false" fo:text-align="center" style:justify-single-word="false"/>
      <style:text-properties style:font-name="Georgia" officeooo:rsid="01e75b18" officeooo:paragraph-rsid="01e75b18" style:font-name-complex="Georgia"/>
    </style:style>
    <style:style style:name="P58" style:family="paragraph" style:parent-style-name="Standard">
      <style:paragraph-properties fo:margin-top="0in" fo:margin-bottom="0in" style:contextual-spacing="false" fo:text-align="justify" style:justify-single-word="false"/>
      <style:text-properties style:font-name="Georgia" officeooo:rsid="01e974a2" officeooo:paragraph-rsid="01e974a2" style:font-name-complex="Georgia"/>
    </style:style>
    <style:style style:name="P59" style:family="paragraph" style:parent-style-name="Standard">
      <style:paragraph-properties fo:margin-top="0in" fo:margin-bottom="0in" style:contextual-spacing="false" fo:text-align="center" style:justify-single-word="false"/>
      <style:text-properties style:font-name="Georgia" officeooo:rsid="01e974a2" officeooo:paragraph-rsid="01e974a2" style:font-name-complex="Georgia"/>
    </style:style>
    <style:style style:name="P60" style:family="paragraph" style:parent-style-name="Standard">
      <style:paragraph-properties fo:margin-top="0in" fo:margin-bottom="0in" style:contextual-spacing="false" fo:text-align="justify" style:justify-single-word="false"/>
      <style:text-properties style:font-name="Georgia" officeooo:rsid="01f034fa" officeooo:paragraph-rsid="01f034fa" style:font-name-complex="Georgia"/>
    </style:style>
    <style:style style:name="P61" style:family="paragraph" style:parent-style-name="Standard">
      <style:paragraph-properties fo:margin-top="0in" fo:margin-bottom="0in" style:contextual-spacing="false" fo:text-align="center" style:justify-single-word="false"/>
      <style:text-properties style:font-name="Georgia" officeooo:rsid="01f034fa" officeooo:paragraph-rsid="01f034fa" style:font-name-complex="Georgia"/>
    </style:style>
    <style:style style:name="P62" style:family="paragraph" style:parent-style-name="Standard">
      <style:paragraph-properties fo:margin-top="0in" fo:margin-bottom="0in" style:contextual-spacing="false" fo:text-align="justify" style:justify-single-word="false"/>
      <style:text-properties style:font-name="Georgia" officeooo:rsid="01f61b90" officeooo:paragraph-rsid="01f61b90" style:font-name-complex="Georgia"/>
    </style:style>
    <style:style style:name="P63" style:family="paragraph" style:parent-style-name="Standard">
      <style:paragraph-properties fo:margin-top="0in" fo:margin-bottom="0in" style:contextual-spacing="false" fo:text-align="center" style:justify-single-word="false"/>
      <style:text-properties style:font-name="Georgia" officeooo:rsid="01f61b90" officeooo:paragraph-rsid="01f61b90"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style:style style:name="T410" style:family="text">
      <style:text-properties officeooo:rsid="01c06929"/>
    </style:style>
    <style:style style:name="T411" style:family="text">
      <style:text-properties officeooo:rsid="01c21310"/>
    </style:style>
    <style:style style:name="T412" style:family="text">
      <style:text-properties officeooo:rsid="01c26ec9"/>
    </style:style>
    <style:style style:name="T413" style:family="text">
      <style:text-properties officeooo:rsid="01c427a7"/>
    </style:style>
    <style:style style:name="T414" style:family="text">
      <style:text-properties officeooo:rsid="01c4781c"/>
    </style:style>
    <style:style style:name="T415" style:family="text">
      <style:text-properties officeooo:rsid="01c6504e"/>
    </style:style>
    <style:style style:name="T416" style:family="text">
      <style:text-properties officeooo:rsid="01c66690"/>
    </style:style>
    <style:style style:name="T417" style:family="text">
      <style:text-properties officeooo:rsid="01c6e01a"/>
    </style:style>
    <style:style style:name="T418" style:family="text">
      <style:text-properties officeooo:rsid="01c71519"/>
    </style:style>
    <style:style style:name="T419" style:family="text">
      <style:text-properties officeooo:rsid="01c81f79"/>
    </style:style>
    <style:style style:name="T420" style:family="text">
      <style:text-properties officeooo:rsid="01c9eb1b"/>
    </style:style>
    <style:style style:name="T421" style:family="text">
      <style:text-properties officeooo:rsid="01ca58bb"/>
    </style:style>
    <style:style style:name="T422" style:family="text">
      <style:text-properties officeooo:rsid="01ca8c11"/>
    </style:style>
    <style:style style:name="T423" style:family="text">
      <style:text-properties officeooo:rsid="01cc67e2"/>
    </style:style>
    <style:style style:name="T424" style:family="text">
      <style:text-properties officeooo:rsid="01cd2371"/>
    </style:style>
    <style:style style:name="T425" style:family="text">
      <style:text-properties officeooo:rsid="01d2bfb9"/>
    </style:style>
    <style:style style:name="T426" style:family="text">
      <style:text-properties officeooo:rsid="01d4b70b"/>
    </style:style>
    <style:style style:name="T427" style:family="text">
      <style:text-properties officeooo:rsid="01d59dcc"/>
    </style:style>
    <style:style style:name="T428" style:family="text">
      <style:text-properties officeooo:rsid="01d61c5c"/>
    </style:style>
    <style:style style:name="T429" style:family="text">
      <style:text-properties officeooo:rsid="01d62c52"/>
    </style:style>
    <style:style style:name="T430" style:family="text">
      <style:text-properties officeooo:rsid="01d80f8a"/>
    </style:style>
    <style:style style:name="T431" style:family="text">
      <style:text-properties officeooo:rsid="01d96b6e"/>
    </style:style>
    <style:style style:name="T432" style:family="text">
      <style:text-properties officeooo:rsid="01d99c0c"/>
    </style:style>
    <style:style style:name="T433" style:family="text">
      <style:text-properties officeooo:rsid="01da43d6"/>
    </style:style>
    <style:style style:name="T434" style:family="text">
      <style:text-properties officeooo:rsid="01dac2d2"/>
    </style:style>
    <style:style style:name="T435" style:family="text">
      <style:text-properties officeooo:rsid="01dc21f2"/>
    </style:style>
    <style:style style:name="T436" style:family="text">
      <style:text-properties officeooo:rsid="01dd2abc"/>
    </style:style>
    <style:style style:name="T437" style:family="text">
      <style:text-properties officeooo:rsid="01dedd99"/>
    </style:style>
    <style:style style:name="T438" style:family="text">
      <style:text-properties officeooo:rsid="01e05ca3"/>
    </style:style>
    <style:style style:name="T439" style:family="text">
      <style:text-properties officeooo:rsid="01e05d08"/>
    </style:style>
    <style:style style:name="T440" style:family="text">
      <style:text-properties officeooo:rsid="01e07fad"/>
    </style:style>
    <style:style style:name="T441" style:family="text">
      <style:text-properties officeooo:rsid="01e0e296"/>
    </style:style>
    <style:style style:name="T442" style:family="text">
      <style:text-properties officeooo:rsid="01e230d8"/>
    </style:style>
    <style:style style:name="T443" style:family="text">
      <style:text-properties officeooo:rsid="01e3118b"/>
    </style:style>
    <style:style style:name="T444" style:family="text">
      <style:text-properties officeooo:rsid="01e4fc2d"/>
    </style:style>
    <style:style style:name="T445" style:family="text">
      <style:text-properties officeooo:rsid="01e62fc5"/>
    </style:style>
    <style:style style:name="T446" style:family="text">
      <style:text-properties officeooo:rsid="01e69f0a"/>
    </style:style>
    <style:style style:name="T447" style:family="text">
      <style:text-properties officeooo:rsid="01e75b18"/>
    </style:style>
    <style:style style:name="T448" style:family="text">
      <style:text-properties officeooo:rsid="01e93e97"/>
    </style:style>
    <style:style style:name="T449" style:family="text">
      <style:text-properties officeooo:rsid="01e974a2"/>
    </style:style>
    <style:style style:name="T450" style:family="text">
      <style:text-properties officeooo:rsid="01eabb86"/>
    </style:style>
    <style:style style:name="T451" style:family="text">
      <style:text-properties officeooo:rsid="01ecb506"/>
    </style:style>
    <style:style style:name="T452" style:family="text">
      <style:text-properties officeooo:rsid="01ee7d14"/>
    </style:style>
    <style:style style:name="T453" style:family="text">
      <style:text-properties officeooo:rsid="01ef92f3"/>
    </style:style>
    <style:style style:name="T454" style:family="text">
      <style:text-properties officeooo:rsid="01efee83"/>
    </style:style>
    <style:style style:name="T455" style:family="text">
      <style:text-properties officeooo:rsid="01f034fa"/>
    </style:style>
    <style:style style:name="T456" style:family="text">
      <style:text-properties officeooo:rsid="01f04953"/>
    </style:style>
    <style:style style:name="T457" style:family="text">
      <style:text-properties officeooo:rsid="01f147b5"/>
    </style:style>
    <style:style style:name="T458" style:family="text">
      <style:text-properties officeooo:rsid="01f27191"/>
    </style:style>
    <style:style style:name="T459" style:family="text">
      <style:text-properties officeooo:rsid="01f42841"/>
    </style:style>
    <style:style style:name="T460" style:family="text">
      <style:text-properties officeooo:rsid="01f61b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 </text:span><text:span text:style-name="T410">Who knows what they’d do to us.</text:span><text:span text:style-name="T409">”</text:span></text:p>
      <text:p text:style-name="P52"><text:s text:c="5"/>“<text:span text:style-name="T411">Do you think they pose a threat?” Russ asked.</text:span></text:p>
      <text:p text:style-name="P52"><text:s text:c="5"/><text:span text:style-name="T411">Chief shook his head. “No, I don’t. But you never know what will happen </text:span><text:span text:style-name="T412">with a superior form of life</text:span><text:span text:style-name="T411">.”</text:span></text:p>
      <text:p text:style-name="P52"><text:s text:c="5"/>“Superior…<text:span text:style-name="T413">” Russ said his voice trailing off. “You sound like one of them.”</text:span></text:p>
      <text:p text:style-name="P52"><text:s text:c="5"/><text:span text:style-name="T413">Chief shook his head. “They can travel in space, we can’t even do that. Doesn’t that make them superior?”</text:span></text:p>
      <text:p text:style-name="P52"><text:s text:c="5"/>“<text:span text:style-name="T413">I suppose so.” Russ said. “</text:span><text:span text:style-name="T414">But we can time travel.”</text:span></text:p>
      <text:p text:style-name="P52"><text:s text:c="5"/>“<text:span text:style-name="T414">Yes, and look what trouble that’s gotten us into.” Chief said.</text:span></text:p>
      <text:p text:style-name="P52"><text:s text:c="5"/><text:span text:style-name="T415">It was true, time travel had made a problem for their lives. </text:span><text:span text:style-name="T416">When first thought of an adventure, it became problematic later on. </text:span><text:span text:style-name="T417">Time travel became the bane of their existence. Everything depended on it after a while. If no one was watching where they were going and what they were doing, it seemed like the Earth would be destroyed in an instant.</text:span></text:p>
      <text:p text:style-name="P52"><text:s text:c="5"/><text:span text:style-name="T418">Keepers of time had a solemn duty to perform. A sacred duty even.</text:span></text:p>
      <text:p text:style-name="P52"><text:s text:c="5"/><text:span text:style-name="T418">Chief was growing tired of that scared solemn duty. He wanted to live out the rest of his remaining years on some desert island with his wife. </text:span><text:span text:style-name="T419">Let someone else take care </text:span><text:span text:style-name="T420">of time travel duties for a while see how they liked it.</text:span></text:p>
      <text:p text:style-name="P52"><text:soft-page-break/><text:s text:c="5"/><text:span text:style-name="T420">He thought of asking Russ to take over as he stepped down but he didn’t feel the kid had it in him yet. Talk about a conundrum. Russ had been time traveling as long as Chief had known the project and he didn’t feel like Russ could take over? </text:span><text:span text:style-name="T421">Such an odd thought.</text:span></text:p>
      <text:p text:style-name="P52"><text:s text:c="5"/><text:span text:style-name="T422">Passing two hundred years on a project wasn’t exactly what Chief had in mind when he started this </text:span><text:span text:style-name="T423">venture</text:span><text:span text:style-name="T422">. </text:span><text:span text:style-name="T423">The anti change device had unexpected side effects that of not aging anyone within range of the device. Technically they could all live forever and be immortal.</text:span></text:p>
      <text:p text:style-name="P52"><text:s text:c="5"/><text:span text:style-name="T424">Chief didn’t enjoy the thought of being immortal. His aging stopped at thirty. Russ was still twenty-two. Who knew how old Doctor Long was. A woman never divulges her age after all.</text:span></text:p>
      <text:p text:style-name="P52"><text:s text:c="5"/><text:span text:style-name="T425">Chief walked </text:span><text:span text:style-name="T426">in</text:span><text:span text:style-name="T425">to the main control center. “</text:span><text:span text:style-name="T426">Victoria, bring up schematics of this base.” He said.</text:span></text:p>
      <text:p text:style-name="P52"><text:s text:c="5"/>“<text:span text:style-name="T426">Working.” Victoria responded.</text:span></text:p>
      <text:p text:style-name="P52"><text:s text:c="5"/><text:span text:style-name="T427">Blueprints of the base came up </text:span><text:span text:style-name="T428">as well as other schematics for the time travel device.</text:span></text:p>
      <text:p text:style-name="P52"><text:s text:c="5"/>“<text:span text:style-name="T428">Victoria, what would happen if a main core overload were to occur?” Chief asked. He looked around the room, people stopped and looked in his direction.</text:span></text:p>
      <text:p text:style-name="P52"><text:s text:c="5"/>“<text:span text:style-name="T428">As you were.” He said. They continued on with their various duties.</text:span></text:p>
      <text:p text:style-name="P52"><text:s text:c="5"/>“<text:span text:style-name="T428">A main core overload would destroy the time travel mechanism.” Victoria responded. “Such an act is ill advised.”</text:span></text:p>
      <text:p text:style-name="P52"><text:s text:c="5"/><text:span text:style-name="T429">Chief nodded. Of course it was. Any kind of destruction to the main core would be bad. Destroying the main core would probably end their lives as well. But Victoria didn’t feel the need to add that information.</text:span></text:p>
      <text:p text:style-name="P52"><text:soft-page-break/><text:s text:c="5"/><text:span text:style-name="T429">No, when it came to the truth Victoria was difficult. </text:span><text:span text:style-name="T430">Who knew exactly how many times Victoria had lied to them all about the future or the past just to get her way. She was a machine but a smart one at that.</text:span></text:p>
      <text:p text:style-name="P52"><text:s text:c="5"/><text:span text:style-name="T430">Chief chuckled at her response. He wasn’t planning on destroying anything. No that would be the easy way out. Eventually he planned on just shutting the whole process down and walking away.</text:span></text:p>
      <text:p text:style-name="P52"><text:s text:c="5"/><text:span text:style-name="T431">He didn’t feel the need for the project to continue on without him. Timing was a different matter. </text:span><text:span text:style-name="T432">It had to be the right time for him to cancel the project. He’d have to talk with Russ about it. With their latest contact with aliens, he felt it was just too dangerous to be time traveling anymore.</text:span></text:p>
      <text:p text:style-name="P52"><text:s text:c="5"/><text:span text:style-name="T433">Russ would surly flip out over the inquiry. They had been time traveling for a long time. They didn’t know anything else.</text:span></text:p>
      <text:p text:style-name="P52"><text:s text:c="5"/><text:span text:style-name="T433">It was time for a change.</text:span></text:p>
      <text:p text:style-name="P52"/>
      <text:p text:style-name="P53">Chapter Eighteen</text:p>
      <text:p text:style-name="P53"/>
      <text:p text:style-name="P53"><text:s text:c="5"/>Rus<text:span text:style-name="T434">s looked at his apartment. </text:span><text:span text:style-name="T435">It was bare. He needed to change that. </text:span><text:span text:style-name="T436">Reading a book he had read over a thousand times, Russ laughed at it. He loved the book more than anything else.</text:span></text:p>
      <text:p text:style-name="P53"><text:s text:c="5"/><text:span text:style-name="T436">Knock Knock Knock.</text:span></text:p>
      <text:p text:style-name="P53"><text:s text:c="5"/>“<text:span text:style-name="T436">Come in it’s open.” Russ said.</text:span></text:p>
      <text:p text:style-name="P53"><text:s text:c="5"/><text:span text:style-name="T436">Doctor Long entered the apartment. She had a long face.</text:span></text:p>
      <text:p text:style-name="P53"><text:s text:c="5"/><text:span text:style-name="T436">Russ looked at the doctor. “What’s wrong? Did I miss an appointment?”</text:span></text:p>
      <text:p text:style-name="P53"><text:s text:c="5"/><text:span text:style-name="T436">She shook her head. “No you’re fine. I’m worried about Chief.” She said. “He seems more fatigued than </text:span><text:soft-page-break/><text:span text:style-name="T436">usual. I’d say it’s work stress. I think it’s getting to him.”</text:span></text:p>
      <text:p text:style-name="P53"><text:s text:c="5"/><text:span text:style-name="T436">Russ nodded. “I understand that all too well.” He said. “Want me to have a talk with him?”</text:span></text:p>
      <text:p text:style-name="P53"><text:s text:c="5"/><text:span text:style-name="T437">Doctor Long smiled. “Would you? I think it would be better coming from you instead of a professional doctor. He trusts you.”</text:span></text:p>
      <text:p text:style-name="P53"><text:s text:c="5"/>“<text:span text:style-name="T437">He doesn’t trust you?” Russ asked.</text:span></text:p>
      <text:p text:style-name="P53"><text:s text:c="5"/>“<text:span text:style-name="T437">You’ve known him a lot longer than I have. I’ve only been working on this project for fifty years not the two hundred that you two have put in.”</text:span></text:p>
      <text:p text:style-name="P53"><text:s text:c="5"/>“<text:span text:style-name="T437">True.” Russ acknowledged. “</text:span><text:span text:style-name="T438">I’ll talk to him.” He agreed.</text:span></text:p>
      <text:p text:style-name="P53"><text:s text:c="5"/>“<text:span text:style-name="T438">Great, thanks.” Doctor Long said.</text:span></text:p>
      <text:p text:style-name="P53"><text:s text:c="5"/>“<text:span text:style-name="T438">Outbound Traveler. Unscheduled vortex detected.” Victoria announced over the PA System.</text:span></text:p>
      <text:p text:style-name="P53"><text:s text:c="5"/><text:span text:style-name="T439">Russ ran towards the door. “Come on.” He said. He hoped it wasn’t Chief doing something stupid.</text:span></text:p>
      <text:p text:style-name="P53"><text:s text:c="5"/><text:span text:style-name="T439">Making their way to the debarkation room, Russ ran up to Victoria’s main console. “</text:span><text:span text:style-name="T440">Victoria, who just departed?”</text:span></text:p>
      <text:p text:style-name="P53"><text:s text:c="5"/>“<text:span text:style-name="T440">Chief.” Came the reply.</text:span></text:p>
      <text:p text:style-name="P53"><text:s text:c="5"/>“<text:span text:style-name="T440">Dammit!” Russ said. “</text:span><text:span text:style-name="T441">When did he go to?”</text:span></text:p>
      <text:p text:style-name="P53"><text:s text:c="5"/>“<text:span text:style-name="T441">The year 2012.” Victoria said.</text:span></text:p>
      <text:p text:style-name="P53"><text:s text:c="5"/>“<text:span text:style-name="T441">What does he want there?” Doctor Long asked.</text:span></text:p>
      <text:p text:style-name="P53"><text:s text:c="5"/>“<text:span text:style-name="T441">Unknown.” Victoria’s voice came back crisp.</text:span></text:p>
      <text:p text:style-name="P53"><text:s text:c="5"/><text:span text:style-name="T441">Russ looked to Doctor Long. “He’s going back to a simpler time. That’s all.”</text:span></text:p>
      <text:p text:style-name="P53"><text:s text:c="5"/>“<text:span text:style-name="T441">Victoria open a vortex. Track Chief’s location and take me to him.” Russ ordered.</text:span></text:p>
      <text:p text:style-name="P53"><text:s text:c="5"/>“<text:span text:style-name="T441">Unable to comply.” Victoria said. “Time circuits have been disabled.”</text:span></text:p>
      <text:p text:style-name="P53"><text:s text:c="5"/>“<text:span text:style-name="T441">What?!” Russ yelled.</text:span></text:p>
      <text:p text:style-name="P53"><text:s text:c="5"/>“<text:span text:style-name="T442">Time circuits have…”</text:span></text:p>
      <text:p text:style-name="P53"><text:s text:c="5"/>“<text:span text:style-name="T442">I heard you the first time!” Russ exclaimed.</text:span></text:p>
      <text:p text:style-name="P53"><text:soft-page-break/><text:s text:c="5"/><text:span text:style-name="T443">Russ looked to Doctor Long. “If we can’t follow him, we’re lost.” </text:span><text:span text:style-name="T444">Russ hoped Chief wouldn’t do something stupid. “</text:span><text:span text:style-name="T445">One hundred and fifty one years into the past.” He said.</text:span></text:p>
      <text:p text:style-name="P53"><text:s text:c="5"/><text:span text:style-name="T445">Doctor Long couldn’t believe what she was hearing. Maybe if she had reacted sooner, quicker, Chief wouldn’t have done this trick.</text:span></text:p>
      <text:p text:style-name="P53"><text:s text:c="5"/><text:span text:style-name="T446">As if reading her mind, Russ put a hand on her shoulder. “Don’t blame yourself doc. You couldn’t have known he’d go and do this.”</text:span></text:p>
      <text:p text:style-name="P53"><text:s text:c="5"/>“<text:span text:style-name="T446">Thanks Russ.” Doctor Long said. </text:span><text:span text:style-name="T447">She placed her hand on top of his.</text:span></text:p>
      <text:p text:style-name="P53"><text:s text:c="5"/>“<text:span text:style-name="T447">I need to get down to the lower core and restart the system.” Russ said. “Wish me luck.”</text:span></text:p>
      <text:p text:style-name="P53"><text:s text:c="5"/><text:span text:style-name="T447">Having said that, Russ ran to the elevator that would take him to the lower core.</text:span></text:p>
      <text:p text:style-name="P53"/>
      <text:p text:style-name="P57">* * *</text:p>
      <text:p text:style-name="P56"/>
      <text:p text:style-name="P56"><text:s text:c="5"/>Chief stepped out of the vortex. He took a deep breath of the Chicago air. He was home.</text:p>
      <text:p text:style-name="P56"><text:s text:c="5"/><text:span text:style-name="T448">Walking down main street, Chief was glad to be there. He wanted to find a hot dog vendor, he wanted to experience it all.</text:span></text:p>
      <text:p text:style-name="P56"><text:s text:c="5"/><text:span text:style-name="T448">Coming across a hot dog vendor, Chief ordered a hot dog with everything on it. The aroma made him smile. It had been too long since he had a fresh hot dog.</text:span></text:p>
      <text:p text:style-name="P56"><text:s text:c="5"/><text:span text:style-name="T449">Chief kept walking. He wondered if the Cubs were playing a game. Soon he would find out.</text:span></text:p>
      <text:p text:style-name="P56"/>
      <text:p text:style-name="P59">* * *</text:p>
      <text:p text:style-name="P58"/>
      <text:p text:style-name="P58"><text:s text:c="5"/>In the lower core, Russ ran up to the computer console. He looked for an override switch, one that <text:soft-page-break/>would reboot the system. <text:span text:style-name="T450">If his plan was going to work he needed to reboot the system from a cold boot. That is taking the entire system offline and starting it up from scratch. It would take an hour to do so if he remembered correctly.</text:span></text:p>
      <text:p text:style-name="P58"><text:s text:c="5"/>“<text:span text:style-name="T450">Victoria.” Russ said. “Talk to me.”</text:span></text:p>
      <text:p text:style-name="P58"><text:s text:c="5"/>“<text:span text:style-name="T450">System shutdown initiated.” Victoria said. “System will be offline for twenty minutes before you can restart it.”</text:span></text:p>
      <text:p text:style-name="P58"><text:s text:c="5"/><text:span text:style-name="T451">Russ nodded. He understood why the twenty minutes were crucial to the process but he hated it. If the system didn’t cool for twenty minutes, it would reboot hot and that would be bad. It could destroy the entire lower core and kill them all.</text:span></text:p>
      <text:p text:style-name="P58"><text:s text:c="5"/><text:span text:style-name="T452">To be on the safe side, Russ waited thirty minutes before rebooting the system.</text:span></text:p>
      <text:p text:style-name="P58"><text:s text:c="5"/><text:span text:style-name="T452">Victoria chimed in. “System reboot in progress. </text:span><text:span text:style-name="T453">One hour until system is fully functional again.</text:span><text:span text:style-name="T452">”</text:span></text:p>
      <text:p text:style-name="P58"><text:s text:c="5"/><text:span text:style-name="T454">Russ sighed, now the waiting took place.</text:span></text:p>
      <text:p text:style-name="P58"><text:s text:c="5"/><text:span text:style-name="T455">Sitting down on the floor, Russ waited for the process to finish. It would be a long hour.</text:span></text:p>
      <text:p text:style-name="P58"/>
      <text:p text:style-name="P61">* * *</text:p>
      <text:p text:style-name="P60"/>
      <text:p text:style-name="P60"><text:s text:c="5"/>Chief sat along the third baseline remembering coming to games as a kid. His father would take him from time to time to catch a game. Either watching on <text:span text:style-name="T457">television</text:span> or in person they never missed a game. <text:span text:style-name="T456">It was soothing to Chief.</text:span></text:p>
      <text:p text:style-name="P60"><text:s text:c="5"/><text:span text:style-name="T458">He could almost hear the crowd as they screamed at the ump for a foul ball, or cheered as a home run was hit.</text:span></text:p>
      <text:p text:style-name="P60"><text:s text:c="5"/>“<text:span text:style-name="T458">Hey you can’t be here!” A man walking up to Chief said. “You gotta get out of here.”</text:span></text:p>
      <text:p text:style-name="P60"><text:s text:c="5"/><text:span text:style-name="T458">Chief stood and smiled. “Oh hi there, I was just.”</text:span></text:p>
      <text:p text:style-name="P60"><text:soft-page-break/><text:s text:c="5"/>“<text:span text:style-name="T458">I don’t care what you were just doing…” The man said. “You can’t be here. You’ve got to go.”</text:span></text:p>
      <text:p text:style-name="P60"><text:s text:c="5"/><text:span text:style-name="T459">Chief nodded. “Understood.” </text:span><text:span text:style-name="T460">He turned to go.</text:span></text:p>
      <text:p text:style-name="P60"><text:s text:c="5"/>“<text:span text:style-name="T460">Damn people thinking they own the place.” The man said. “When will they ever figure it out.” He walked away.</text:span></text:p>
      <text:p text:style-name="P60"><text:s text:c="5"/><text:span text:style-name="T460">Chief took one final look of the field before leaving. It was good to catch up on memories.</text:span></text:p>
      <text:p text:style-name="P60"/>
      <text:p text:style-name="P63">* * *</text:p>
      <text:p text:style-name="P62"/>
      <text:p text:style-name="P62"><text:s text:c="5"/>An hour later, Russ looked at the lever that would bring the main core back online. He whispered “Come on girl, show me what you’ve got.”</text:p>
      <text:p text:style-name="P62"><text:s text:c="5"/>Flipping the switch Russ smiled as the core hummed to life. Things were alright in the universe again.</text:p>
      <text:p text:style-name="P62"><text:s text:c="5"/>As the anti change device came back online, Russ was reminded that he didn’t age. It wasn’t something he was happy to recall, but it was part of the proces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6T13:40:14.462000000</dc:date>
    <meta:editing-cycles>491</meta:editing-cycles>
    <meta:generator>LibreOffice/7.4.1.2$Windows_X86_64 LibreOffice_project/3c58a8f3a960df8bc8fd77b461821e42c061c5f0</meta:generator>
    <meta:editing-duration>PT14H26M1S</meta:editing-duration>
    <meta:document-statistic meta:table-count="0" meta:image-count="0" meta:object-count="0" meta:page-count="72" meta:paragraph-count="927" meta:word-count="18064" meta:character-count="101900" meta:non-whitespace-character-count="80330"/>
  </office:meta>
</office:document-meta>
</file>